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bingWarningsMultiThreadingTest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ingWarningsMultiThreadingTest.using_stubbing_from_different_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ubbingWarningsMultiThreadingTest.unused_stub_from_different_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